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かぼちゃ">
            <text:p>かぼちゃ</text:p>
          </table:table-cell>
          <table:table-cell office:value-type="string" office:value="かぼちゃ">
            <text:p>かぼちゃ</text:p>
          </table:table-cell>
          <table:table-cell office:value-type="string" office:value="pumpkin">
            <text:p>pumpk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かぼちゃのスープは美味しいです。">
            <text:p>かぼちゃのスープは美味しいです。</text:p>
          </table:table-cell>
          <table:table-cell office:value-type="string" office:value="かぼちゃ の スープ は おいしい です。">
            <text:p>かぼちゃ の スープ は おいしい です。</text:p>
          </table:table-cell>
          <table:table-cell office:value-type="string" office:value="Pumpkin soup is delicious.">
            <text:p>Pumpkin soup is delicio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水族館">
            <text:p>水族館</text:p>
          </table:table-cell>
          <table:table-cell office:value-type="string" office:value="すいぞくかん">
            <text:p>すいぞくかん</text:p>
          </table:table-cell>
          <table:table-cell office:value-type="string" office:value="aquarium">
            <text:p>aquariu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の水族館にはイルカがいます。">
            <text:p>ここの水族館にはイルカがいます。</text:p>
          </table:table-cell>
          <table:table-cell office:value-type="string" office:value="ここ の すいぞくかん に は イルカ が います。">
            <text:p>ここ の すいぞくかん に は イルカ が います。</text:p>
          </table:table-cell>
          <table:table-cell office:value-type="string" office:value="There is a dolphin in this aquarium.">
            <text:p>There is a dolphin in this aquariu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品切れ">
            <text:p>品切れ</text:p>
          </table:table-cell>
          <table:table-cell office:value-type="string" office:value="しなぎれ">
            <text:p>しなぎれ</text:p>
          </table:table-cell>
          <table:table-cell office:value-type="string" office:value="sold out">
            <text:p>sold ou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牛乳は品切れだったよ。">
            <text:p>牛乳は品切れだったよ。</text:p>
          </table:table-cell>
          <table:table-cell office:value-type="string" office:value="ぎゅうにゅう は しなぎれ だった よ。">
            <text:p>ぎゅうにゅう は しなぎれ だった よ。</text:p>
          </table:table-cell>
          <table:table-cell office:value-type="string" office:value="Milk was sold out.">
            <text:p>Milk was sold ou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腫れる">
            <text:p>腫れる</text:p>
          </table:table-cell>
          <table:table-cell office:value-type="string" office:value="はれる">
            <text:p>はれる</text:p>
          </table:table-cell>
          <table:table-cell office:value-type="string" office:value="swell up, be swollen">
            <text:p>swell up, be swolle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今朝は目が腫れています。">
            <text:p>今朝は目が腫れています。</text:p>
          </table:table-cell>
          <table:table-cell office:value-type="string" office:value="けさ は め が はれて います。">
            <text:p>けさ は め が はれて います。</text:p>
          </table:table-cell>
          <table:table-cell office:value-type="string" office:value="My eyes are swollen this morning.">
            <text:p>My eyes are swollen this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やり直し">
            <text:p>やり直し</text:p>
          </table:table-cell>
          <table:table-cell office:value-type="string" office:value="やりなおし">
            <text:p>やりなおし</text:p>
          </table:table-cell>
          <table:table-cell office:value-type="string" office:value="doing over, redoing">
            <text:p>doing over, redo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仕事がやり直しになった。">
            <text:p>仕事がやり直しになった。</text:p>
          </table:table-cell>
          <table:table-cell office:value-type="string" office:value="しごと が やりなおし に なった。">
            <text:p>しごと が やりなおし に なった。</text:p>
          </table:table-cell>
          <table:table-cell office:value-type="string" office:value="My work had to be re-done.">
            <text:p>My work had to be re-d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バーゲン">
            <text:p>バーゲン</text:p>
          </table:table-cell>
          <table:table-cell office:value-type="string" office:value="バーゲン">
            <text:p>バーゲン</text:p>
          </table:table-cell>
          <table:table-cell office:value-type="string" office:value="bargain sale">
            <text:p>bargain sa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昨日バーゲンでスーツを買いました。">
            <text:p>昨日バーゲンでスーツを買いました。</text:p>
          </table:table-cell>
          <table:table-cell office:value-type="string" office:value="きのう バーゲン で スーツ を かいました。">
            <text:p>きのう バーゲン で スーツ を かいました。</text:p>
          </table:table-cell>
          <table:table-cell office:value-type="string" office:value="I bought a suit in a sale yesterday.">
            <text:p>I bought a suit in a sale yester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男らしい">
            <text:p>男らしい</text:p>
          </table:table-cell>
          <table:table-cell office:value-type="string" office:value="おとこらしい">
            <text:p>おとこらしい</text:p>
          </table:table-cell>
          <table:table-cell office:value-type="string" office:value="manly, masculine">
            <text:p>manly, masculine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は男らしいので、女性にもてる。">
            <text:p>彼は男らしいので、女性にもてる。</text:p>
          </table:table-cell>
          <table:table-cell office:value-type="string" office:value="かれ は おとこ らしい ので、じょせい に もてる。">
            <text:p>かれ は おとこ らしい ので、じょせい に もてる。</text:p>
          </table:table-cell>
          <table:table-cell office:value-type="string" office:value="He is manly, so he's popular among women.">
            <text:p>He is manly, so he's popular among women.</text:p>
          </table:table-cell>
          <table:table-cell office:value-type="string" office:value="私はもっと自信をつけて、男らしくなりたいです。">
            <text:p>私はもっと自信をつけて、男らしくなりたいです。</text:p>
          </table:table-cell>
          <table:table-cell office:value-type="string" office:value="わたし は もっと じしん を つけて、おとこ らしく なりたい です。">
            <text:p>わたし は もっと じしん を つけて、おとこ らしく なりたい です。</text:p>
          </table:table-cell>
          <table:table-cell office:value-type="string" office:value="I want to gain more confidence and be more manly.">
            <text:p>I want to gain more confidence and be more man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近道">
            <text:p>近道</text:p>
          </table:table-cell>
          <table:table-cell office:value-type="string" office:value="ちかみち">
            <text:p>ちかみち</text:p>
          </table:table-cell>
          <table:table-cell office:value-type="string" office:value="shortcut">
            <text:p>shortcu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っちが近道です。">
            <text:p>こっちが近道です。</text:p>
          </table:table-cell>
          <table:table-cell office:value-type="string" office:value="こっち が ちかみち です。">
            <text:p>こっち が ちかみち です。</text:p>
          </table:table-cell>
          <table:table-cell office:value-type="string" office:value="This is a shortcut.">
            <text:p>This is a shortcu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トースト">
            <text:p>トースト</text:p>
          </table:table-cell>
          <table:table-cell office:value-type="string" office:value="トースト">
            <text:p>トースト</text:p>
          </table:table-cell>
          <table:table-cell office:value-type="string" office:value="toast">
            <text:p>toa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毎朝トーストを2枚食べます。">
            <text:p>私は毎朝トーストを2枚食べます。</text:p>
          </table:table-cell>
          <table:table-cell office:value-type="string" office:value="わたし は まいあさ トースト を 2 まい たべます。">
            <text:p>わたし は まいあさ トースト を 2 まい たべます。</text:p>
          </table:table-cell>
          <table:table-cell office:value-type="string" office:value="I eat two slices of toast every morning.">
            <text:p>I eat two slices of toast every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好奇心">
            <text:p>好奇心</text:p>
          </table:table-cell>
          <table:table-cell office:value-type="string" office:value="こうきしん">
            <text:p>こうきしん</text:p>
          </table:table-cell>
          <table:table-cell office:value-type="string" office:value="curiosity">
            <text:p>curios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子供は好奇心でいっぱいだね。">
            <text:p>子供は好奇心でいっぱいだね。</text:p>
          </table:table-cell>
          <table:table-cell office:value-type="string" office:value="こども は こうきしん で いっぱい だ ね。">
            <text:p>こども は こうきしん で いっぱい だ ね。</text:p>
          </table:table-cell>
          <table:table-cell office:value-type="string" office:value="Children are full of curiosity.">
            <text:p>Children are full of curios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実用的">
            <text:p>実用的</text:p>
          </table:table-cell>
          <table:table-cell office:value-type="string" office:value="じつようてき">
            <text:p>じつようてき</text:p>
          </table:table-cell>
          <table:table-cell office:value-type="string" office:value="practical">
            <text:p>practic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の発明品はみな実用的だよ。">
            <text:p>彼の発明品はみな実用的だよ。</text:p>
          </table:table-cell>
          <table:table-cell office:value-type="string" office:value="かれ の はつめい ひん は みな じつようてき だ よ。">
            <text:p>かれ の はつめい ひん は みな じつようてき だ よ。</text:p>
          </table:table-cell>
          <table:table-cell office:value-type="string" office:value="All his inventions are practical.">
            <text:p>All his inventions are practic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客観的">
            <text:p>客観的</text:p>
          </table:table-cell>
          <table:table-cell office:value-type="string" office:value="きゃっかんてき">
            <text:p>きゃっかんてき</text:p>
          </table:table-cell>
          <table:table-cell office:value-type="string" office:value="objective">
            <text:p>objectiv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自分の状況を客観的に見てみたのね。">
            <text:p>彼は自分の状況を客観的に見てみたのね。</text:p>
          </table:table-cell>
          <table:table-cell office:value-type="string" office:value="かれ は じぶん の じょうきょう を きゃっかんてき に みて みた の ね。">
            <text:p>かれ は じぶん の じょうきょう を きゃっかんてき に みて みた の ね。</text:p>
          </table:table-cell>
          <table:table-cell office:value-type="string" office:value="He tried to look at his situation objectively.">
            <text:p>He tried to look at his situation objectiv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抽象的">
            <text:p>抽象的</text:p>
          </table:table-cell>
          <table:table-cell office:value-type="string" office:value="ちゅうしょうてき">
            <text:p>ちゅうしょうてき</text:p>
          </table:table-cell>
          <table:table-cell office:value-type="string" office:value="abstract">
            <text:p>abstrac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抽象的な絵が好きだね。">
            <text:p>彼は抽象的な絵が好きだね。</text:p>
          </table:table-cell>
          <table:table-cell office:value-type="string" office:value="かれ は ちゅうしょうてきな え が すき だ ね。">
            <text:p>かれ は ちゅうしょうてきな え が すき だ ね。</text:p>
          </table:table-cell>
          <table:table-cell office:value-type="string" office:value="He likes abstract paintings.">
            <text:p>He likes abstract paint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送別会">
            <text:p>送別会</text:p>
          </table:table-cell>
          <table:table-cell office:value-type="string" office:value="そうべつかい">
            <text:p>そうべつかい</text:p>
          </table:table-cell>
          <table:table-cell office:value-type="string" office:value="farewell party">
            <text:p>farewell par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来週、課長の送別会を開きます。">
            <text:p>来週、課長の送別会を開きます。</text:p>
          </table:table-cell>
          <table:table-cell office:value-type="string" office:value="らいしゅう、かちょう の そうべつ かい を ひらきます。">
            <text:p>らいしゅう、かちょう の そうべつ かい を ひらきます。</text:p>
          </table:table-cell>
          <table:table-cell office:value-type="string" office:value="The section chief's farewell party will be held next week.">
            <text:p>The section chief's farewell party will be held next wee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敷金">
            <text:p>敷金</text:p>
          </table:table-cell>
          <table:table-cell office:value-type="string" office:value="しききん">
            <text:p>しききん</text:p>
          </table:table-cell>
          <table:table-cell office:value-type="string" office:value="deposit, security deposit">
            <text:p>deposit, security deposi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マンションの敷金を払いました。">
            <text:p>マンションの敷金を払いました。</text:p>
          </table:table-cell>
          <table:table-cell office:value-type="string" office:value="マンション の しききん を はらいました。">
            <text:p>マンション の しききん を はらいました。</text:p>
          </table:table-cell>
          <table:table-cell office:value-type="string" office:value="I paid the deposit on the apartment.">
            <text:p>I paid the deposit on the apart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米">
            <text:p>日米</text:p>
          </table:table-cell>
          <table:table-cell office:value-type="string" office:value="にちべい">
            <text:p>にちべい</text:p>
          </table:table-cell>
          <table:table-cell office:value-type="string" office:value="Japan and the U.S.">
            <text:p>Japan and the U.S.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テレビで日米野球をやっていますよ。">
            <text:p>テレビで日米野球をやっていますよ。</text:p>
          </table:table-cell>
          <table:table-cell office:value-type="string" office:value="テレビ で にちべい やきゅう を やって います よ。">
            <text:p>テレビ で にちべい やきゅう を やって います よ。</text:p>
          </table:table-cell>
          <table:table-cell office:value-type="string" office:value="A Japan vs. the U.S. baseball game is on TV.">
            <text:p>A Japan vs. the U.S. baseball game is on TV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専門家">
            <text:p>専門家</text:p>
          </table:table-cell>
          <table:table-cell office:value-type="string" office:value="せんもんか">
            <text:p>せんもんか</text:p>
          </table:table-cell>
          <table:table-cell office:value-type="string" office:value="specialist, expert">
            <text:p>specialist, exper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教授はフランス文学の専門家。">
            <text:p>教授はフランス文学の専門家。</text:p>
          </table:table-cell>
          <table:table-cell office:value-type="string" office:value="きょうじゅ は フランス ぶんがく の せんもんか。">
            <text:p>きょうじゅ は フランス ぶんがく の せんもんか。</text:p>
          </table:table-cell>
          <table:table-cell office:value-type="string" office:value="The professor is a specialist of French literature.">
            <text:p>The professor is a specialist of French litera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ホット">
            <text:p>ホット</text:p>
          </table:table-cell>
          <table:table-cell office:value-type="string" office:value="ホット">
            <text:p>ホット</text:p>
          </table:table-cell>
          <table:table-cell office:value-type="string" office:value="hot">
            <text:p>ho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コーヒーをホットでください。">
            <text:p>コーヒーをホットでください。</text:p>
          </table:table-cell>
          <table:table-cell office:value-type="string" office:value="コーヒー を ホット で ください。">
            <text:p>コーヒー を ホット で ください。</text:p>
          </table:table-cell>
          <table:table-cell office:value-type="string" office:value="Please give me a cup of hot coffee.">
            <text:p>Please give me a cup of hot coffe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わさび">
            <text:p>わさび</text:p>
          </table:table-cell>
          <table:table-cell office:value-type="string" office:value="わさび">
            <text:p>わさび</text:p>
          </table:table-cell>
          <table:table-cell office:value-type="string" office:value="Japanese horseradish">
            <text:p>Japanese horseradis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刺身にわさびは欠かせませんね。">
            <text:p>刺身にわさびは欠かせませんね。</text:p>
          </table:table-cell>
          <table:table-cell office:value-type="string" office:value="さしみ に わさび は かかせません ね。">
            <text:p>さしみ に わさび は かかせません ね。</text:p>
          </table:table-cell>
          <table:table-cell office:value-type="string" office:value="Wasabi is indispensable to sashimi.">
            <text:p>Wasabi is indispensable to sashimi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初詣">
            <text:p>初詣</text:p>
          </table:table-cell>
          <table:table-cell office:value-type="string" office:value="はつもうで">
            <text:p>はつもうで</text:p>
          </table:table-cell>
          <table:table-cell office:value-type="string" office:value="first shrine visit of the new year">
            <text:p>first shrine visit of the new year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近くの神社に初詣に行きました。">
            <text:p>近くの神社に初詣に行きました。</text:p>
          </table:table-cell>
          <table:table-cell office:value-type="string" office:value="ちかく の じんじゃ に はつもうで に いきました 。">
            <text:p>ちかく の じんじゃ に はつもうで に いきました 。</text:p>
          </table:table-cell>
          <table:table-cell office:value-type="string" office:value="We paid a new year's visit to the nearby Shinto shrine.">
            <text:p>We paid a new year's visit to the nearby Shinto shr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ジョギング">
            <text:p>ジョギング</text:p>
          </table:table-cell>
          <table:table-cell office:value-type="string" office:value="ジョギング">
            <text:p>ジョギング</text:p>
          </table:table-cell>
          <table:table-cell office:value-type="string" office:value="jogging">
            <text:p>jogg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は毎日ジョギングをしています。">
            <text:p>私は毎日ジョギングをしています。</text:p>
          </table:table-cell>
          <table:table-cell office:value-type="string" office:value="わたし は まいにち ジョギング を して います。">
            <text:p>わたし は まいにち ジョギング を して います。</text:p>
          </table:table-cell>
          <table:table-cell office:value-type="string" office:value="I jog every day.">
            <text:p>I jog every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社会人">
            <text:p>社会人</text:p>
          </table:table-cell>
          <table:table-cell office:value-type="string" office:value="しゃかいじん">
            <text:p>しゃかいじん</text:p>
          </table:table-cell>
          <table:table-cell office:value-type="string" office:value="working member of society">
            <text:p>working member of socie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春に彼は社会人になったよ。">
            <text:p>この春に彼は社会人になったよ。</text:p>
          </table:table-cell>
          <table:table-cell office:value-type="string" office:value="この はる に かれ は しゃかいじん に なった よ。">
            <text:p>この はる に かれ は しゃかいじん に なった よ。</text:p>
          </table:table-cell>
          <table:table-cell office:value-type="string" office:value="He became a working adult this spring.">
            <text:p>He became a working adult this spr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急ぎ">
            <text:p>大急ぎ</text:p>
          </table:table-cell>
          <table:table-cell office:value-type="string" office:value="おおいそぎ">
            <text:p>おおいそぎ</text:p>
          </table:table-cell>
          <table:table-cell office:value-type="string" office:value="in a great hurry">
            <text:p>in a great hur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大急ぎでその仕事を仕上げたよ。">
            <text:p>大急ぎでその仕事を仕上げたよ。</text:p>
          </table:table-cell>
          <table:table-cell office:value-type="string" office:value="おお いそぎ で その しごと を しあげた よ。">
            <text:p>おお いそぎ で その しごと を しあげた よ。</text:p>
          </table:table-cell>
          <table:table-cell office:value-type="string" office:value="I finished up the work in a great hurry.">
            <text:p>I finished up the work in a great hur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セルフサービス">
            <text:p>セルフサービス</text:p>
          </table:table-cell>
          <table:table-cell office:value-type="string" office:value="セルフサービス">
            <text:p>セルフサービス</text:p>
          </table:table-cell>
          <table:table-cell office:value-type="string" office:value="self-service">
            <text:p>self-servi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食堂はセルフサービスです。">
            <text:p>この食堂はセルフサービスです。</text:p>
          </table:table-cell>
          <table:table-cell office:value-type="string" office:value="この しょくどう は セルフサービス です。">
            <text:p>この しょくどう は セルフサービス です。</text:p>
          </table:table-cell>
          <table:table-cell office:value-type="string" office:value="This dining hall is self-service.">
            <text:p>This dining hall is self-serv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くしゃくしゃ">
            <text:p>くしゃくしゃ</text:p>
          </table:table-cell>
          <table:table-cell office:value-type="string" office:value="くしゃくしゃ">
            <text:p>くしゃくしゃ</text:p>
          </table:table-cell>
          <table:table-cell office:value-type="string" office:value="messy, crumpled">
            <text:p>messy, crumpled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紙をくしゃくしゃに丸めました。">
            <text:p>紙をくしゃくしゃに丸めました。</text:p>
          </table:table-cell>
          <table:table-cell office:value-type="string" office:value="かみ を くしゃくしゃ に まるめました。">
            <text:p>かみ を くしゃくしゃ に まるめました。</text:p>
          </table:table-cell>
          <table:table-cell office:value-type="string" office:value="I crumpled the paper into a ball.">
            <text:p>I crumpled the paper into a ba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食パン">
            <text:p>食パン</text:p>
          </table:table-cell>
          <table:table-cell office:value-type="string" office:value="しょくパン">
            <text:p>しょくパン</text:p>
          </table:table-cell>
          <table:table-cell office:value-type="string" office:value="bread in a rectangular shape">
            <text:p>bread in a rectangular shap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朝食に食パンを2枚食べました。">
            <text:p>朝食に食パンを2枚食べました。</text:p>
          </table:table-cell>
          <table:table-cell office:value-type="string" office:value="ちょうしょく に しょくパン を 2 まい たべました。">
            <text:p>ちょうしょく に しょくパン を 2 まい たべました。</text:p>
          </table:table-cell>
          <table:table-cell office:value-type="string" office:value="I ate two slices of bread in a rectangular shape for breakfast.">
            <text:p>I ate two slices of bread in a rectangular shape for breakfa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人差し指">
            <text:p>人差し指</text:p>
          </table:table-cell>
          <table:table-cell office:value-type="string" office:value="ひとさしゆび">
            <text:p>ひとさしゆび</text:p>
          </table:table-cell>
          <table:table-cell office:value-type="string" office:value="index finger, forefinger">
            <text:p>index finger, forefing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人差し指を怪我したの。">
            <text:p>彼女は人差し指を怪我したの。</text:p>
          </table:table-cell>
          <table:table-cell office:value-type="string" office:value="かのじょ は ひとさしゆび を けが した の。">
            <text:p>かのじょ は ひとさしゆび を けが した の。</text:p>
          </table:table-cell>
          <table:table-cell office:value-type="string" office:value="She injured her forefinger.">
            <text:p>She injured her forefing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洋食">
            <text:p>洋食</text:p>
          </table:table-cell>
          <table:table-cell office:value-type="string" office:value="ようしょく">
            <text:p>ようしょく</text:p>
          </table:table-cell>
          <table:table-cell office:value-type="string" office:value="Western food">
            <text:p>Western foo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昨日の晩ご飯は洋食でした。">
            <text:p>昨日の晩ご飯は洋食でした。</text:p>
          </table:table-cell>
          <table:table-cell office:value-type="string" office:value="きのう の ばん ごはん は ようしょく でした。">
            <text:p>きのう の ばん ごはん は ようしょく でした。</text:p>
          </table:table-cell>
          <table:table-cell office:value-type="string" office:value="Last night's dinner was Western food.">
            <text:p>Last night's dinner was Western f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じめじめ">
            <text:p>じめじめ</text:p>
          </table:table-cell>
          <table:table-cell office:value-type="string" office:value="じめじめ">
            <text:p>じめじめ</text:p>
          </table:table-cell>
          <table:table-cell office:value-type="string" office:value="damp">
            <text:p>damp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梅雨どきはじめじめする。">
            <text:p>梅雨どきはじめじめする。</text:p>
          </table:table-cell>
          <table:table-cell office:value-type="string" office:value="つゆ どき は じめじめ する。">
            <text:p>つゆ どき は じめじめ する。</text:p>
          </table:table-cell>
          <table:table-cell office:value-type="string" office:value="It is damp in the rainy season.">
            <text:p>It is damp in the rainy sea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じろじろ">
            <text:p>じろじろ</text:p>
          </table:table-cell>
          <table:table-cell office:value-type="string" office:value="じろじろ">
            <text:p>じろじろ</text:p>
          </table:table-cell>
          <table:table-cell office:value-type="string" office:value="staringly">
            <text:p>staring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人をじろじろ見るものではありません。">
            <text:p>人をじろじろ見るものではありません。</text:p>
          </table:table-cell>
          <table:table-cell office:value-type="string" office:value="ひと を じろじろ みる もの で は ありません。">
            <text:p>ひと を じろじろ みる もの で は ありません。</text:p>
          </table:table-cell>
          <table:table-cell office:value-type="string" office:value="Do not stare at people.">
            <text:p>Do not stare at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つるつる">
            <text:p>つるつる</text:p>
          </table:table-cell>
          <table:table-cell office:value-type="string" office:value="つるつる">
            <text:p>つるつる</text:p>
          </table:table-cell>
          <table:table-cell office:value-type="string" office:value="smooth, slippery">
            <text:p>smooth, slipper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床がつるつるすべります。">
            <text:p>床がつるつるすべります。</text:p>
          </table:table-cell>
          <table:table-cell office:value-type="string" office:value="ゆか が つるつる すべります。">
            <text:p>ゆか が つるつる すべります。</text:p>
          </table:table-cell>
          <table:table-cell office:value-type="string" office:value="The floor is slippery.">
            <text:p>The floor is slippe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こしょう">
            <text:p>こしょう</text:p>
          </table:table-cell>
          <table:table-cell office:value-type="string" office:value="こしょう">
            <text:p>こしょう</text:p>
          </table:table-cell>
          <table:table-cell office:value-type="string" office:value="pepper">
            <text:p>pepp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しょうを入れ過ぎてスープが辛い。">
            <text:p>こしょうを入れ過ぎてスープが辛い。</text:p>
          </table:table-cell>
          <table:table-cell office:value-type="string" office:value="こしょう を いれ すぎて スープ が からい。">
            <text:p>こしょう を いれ すぎて スープ が からい。</text:p>
          </table:table-cell>
          <table:table-cell office:value-type="string" office:value="I put in too much pepper, and now the soup is spicy.">
            <text:p>I put in too much pepper, and now the soup is spic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びしょびしょ">
            <text:p>びしょびしょ</text:p>
          </table:table-cell>
          <table:table-cell office:value-type="string" office:value="びしょびしょ">
            <text:p>びしょびしょ</text:p>
          </table:table-cell>
          <table:table-cell office:value-type="string" office:value="soaking wet, soaked">
            <text:p>soaking wet, soak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服が雨でびしょびしょになったよ。">
            <text:p>服が雨でびしょびしょになったよ。</text:p>
          </table:table-cell>
          <table:table-cell office:value-type="string" office:value="ふく が あめ で びしょびしょ に なった よ。">
            <text:p>ふく が あめ で びしょびしょ に なった よ。</text:p>
          </table:table-cell>
          <table:table-cell office:value-type="string" office:value="My clothes got soaked in the rain.">
            <text:p>My clothes got soaked in the r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ぎゅうぎゅう">
            <text:p>ぎゅうぎゅう</text:p>
          </table:table-cell>
          <table:table-cell office:value-type="string" office:value="ぎゅうぎゅう">
            <text:p>ぎゅうぎゅう</text:p>
          </table:table-cell>
          <table:table-cell office:value-type="string" office:value="packed, crammed">
            <text:p>packed, crammed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電車がぎゅうぎゅうに混んでいますね。">
            <text:p>電車がぎゅうぎゅうに混んでいますね。</text:p>
          </table:table-cell>
          <table:table-cell office:value-type="string" office:value="でんしゃ が ぎゅうぎゅう に こんで います ね。">
            <text:p>でんしゃ が ぎゅうぎゅう に こんで います ね。</text:p>
          </table:table-cell>
          <table:table-cell office:value-type="string" office:value="The train is jam-packed.">
            <text:p>The train is jam-pack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バツ">
            <text:p>バツ</text:p>
          </table:table-cell>
          <table:table-cell office:value-type="string" office:value="バツ">
            <text:p>バツ</text:p>
          </table:table-cell>
          <table:table-cell office:value-type="string" office:value="cross, x-mark (on errors, mistakes etc.)">
            <text:p>cross, x-mark (on errors, mistakes etc.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バツが三つあるので85点です。">
            <text:p>バツが三つあるので85点です。</text:p>
          </table:table-cell>
          <table:table-cell office:value-type="string" office:value="バツ が みっつ ある ので 85 てん です。">
            <text:p>バツ が みっつ ある ので 85 てん です。</text:p>
          </table:table-cell>
          <table:table-cell office:value-type="string" office:value="Because there are three mistakes, you get 85 points.">
            <text:p>Because there are three mistakes, you get 85 poi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水色">
            <text:p>水色</text:p>
          </table:table-cell>
          <table:table-cell office:value-type="string" office:value="みずいろ">
            <text:p>みずいろ</text:p>
          </table:table-cell>
          <table:table-cell office:value-type="string" office:value="light blue">
            <text:p>light blu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箱に水色のリボンがかかっていたの。">
            <text:p>箱に水色のリボンがかかっていたの。</text:p>
          </table:table-cell>
          <table:table-cell office:value-type="string" office:value="はこ に みずいろ の リボン が かかって いた の。">
            <text:p>はこ に みずいろ の リボン が かかって いた の。</text:p>
          </table:table-cell>
          <table:table-cell office:value-type="string" office:value="A light blue ribbon was tied around the box.">
            <text:p>A light blue ribbon was tied around the box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領収書">
            <text:p>領収書</text:p>
          </table:table-cell>
          <table:table-cell office:value-type="string" office:value="りょうしゅうしょ">
            <text:p>りょうしゅうしょ</text:p>
          </table:table-cell>
          <table:table-cell office:value-type="string" office:value="bill of receipt (for payment only)">
            <text:p>bill of receipt (for payment only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領収書をください。">
            <text:p>領収書をください。</text:p>
          </table:table-cell>
          <table:table-cell office:value-type="string" office:value="りょうしゅうしょ を ください。">
            <text:p>りょうしゅうしょ を ください。</text:p>
          </table:table-cell>
          <table:table-cell office:value-type="string" office:value="Please give me a bill of receipt.">
            <text:p>Please give me a bill of receip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自然に">
            <text:p>自然に</text:p>
          </table:table-cell>
          <table:table-cell office:value-type="string" office:value="しぜんに">
            <text:p>しぜんに</text:p>
          </table:table-cell>
          <table:table-cell office:value-type="string" office:value="naturally">
            <text:p>natural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硬くならないで、自然に話してください。">
            <text:p>硬くならないで、自然に話してください。</text:p>
          </table:table-cell>
          <table:table-cell office:value-type="string" office:value="かたく ならない で 、 しぜん に はなして ください。">
            <text:p>かたく ならない で 、 しぜん に はなして ください。</text:p>
          </table:table-cell>
          <table:table-cell office:value-type="string" office:value="Please speak naturally without being formal.">
            <text:p>Please speak naturally without being form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とんかつ">
            <text:p>とんかつ</text:p>
          </table:table-cell>
          <table:table-cell office:value-type="string" office:value="とんかつ">
            <text:p>とんかつ</text:p>
          </table:table-cell>
          <table:table-cell office:value-type="string" office:value="pork cutlet">
            <text:p>pork cutl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昼食にとんかつを食べました。">
            <text:p>昼食にとんかつを食べました。</text:p>
          </table:table-cell>
          <table:table-cell office:value-type="string" office:value="ちゅうしょく に とんかつ を たべました。">
            <text:p>ちゅうしょく に とんかつ を たべました。</text:p>
          </table:table-cell>
          <table:table-cell office:value-type="string" office:value="I ate a pork cutlet for lunch.">
            <text:p>I ate a pork cutlet for lun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ねぎ">
            <text:p>ねぎ</text:p>
          </table:table-cell>
          <table:table-cell office:value-type="string" office:value="ねぎ">
            <text:p>ねぎ</text:p>
          </table:table-cell>
          <table:table-cell office:value-type="string" office:value="spring onion, green onion">
            <text:p>spring onion, green on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みそ汁にねぎを入れました。">
            <text:p>みそ汁にねぎを入れました。</text:p>
          </table:table-cell>
          <table:table-cell office:value-type="string" office:value="みそしる に ねぎ を いれました。">
            <text:p>みそしる に ねぎ を いれました。</text:p>
          </table:table-cell>
          <table:table-cell office:value-type="string" office:value="I put green onions in the miso soup.">
            <text:p>I put green onions in the miso so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きゅうり">
            <text:p>きゅうり</text:p>
          </table:table-cell>
          <table:table-cell office:value-type="string" office:value="きゅうり">
            <text:p>きゅうり</text:p>
          </table:table-cell>
          <table:table-cell office:value-type="string" office:value="cucumber">
            <text:p>cucumb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きゅうりに味噌をつけて食べたの。">
            <text:p>きゅうりに味噌をつけて食べたの。</text:p>
          </table:table-cell>
          <table:table-cell office:value-type="string" office:value="きゅうり に みそ を つけて たべた の。">
            <text:p>きゅうり に みそ を つけて たべた の。</text:p>
          </table:table-cell>
          <table:table-cell office:value-type="string" office:value="I ate cucumber with miso on it.">
            <text:p>I ate cucumber with miso on 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鰻">
            <text:p>鰻</text:p>
          </table:table-cell>
          <table:table-cell office:value-type="string" office:value="うなぎ">
            <text:p>うなぎ</text:p>
          </table:table-cell>
          <table:table-cell office:value-type="string" office:value="eel">
            <text:p>ee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鰻の蒲焼きは美味しいね。">
            <text:p>鰻の蒲焼きは美味しいね。</text:p>
          </table:table-cell>
          <table:table-cell office:value-type="string" office:value="うなぎ の かばやき は おいしい ね。">
            <text:p>うなぎ の かばやき は おいしい ね。</text:p>
          </table:table-cell>
          <table:table-cell office:value-type="string" office:value="Broiled eel is delicious.">
            <text:p>Broiled eel is delicio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まぐろ">
            <text:p>まぐろ</text:p>
          </table:table-cell>
          <table:table-cell office:value-type="string" office:value="まぐろ">
            <text:p>まぐろ</text:p>
          </table:table-cell>
          <table:table-cell office:value-type="string" office:value="tuna">
            <text:p>tun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まぐろの刺身を食べました。">
            <text:p>まぐろの刺身を食べました。</text:p>
          </table:table-cell>
          <table:table-cell office:value-type="string" office:value="まぐろ の さしみ を たべました。">
            <text:p>まぐろ の さしみ を たべました。</text:p>
          </table:table-cell>
          <table:table-cell office:value-type="string" office:value="I ate tuna sashimi.">
            <text:p>I ate tuna sashimi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パイナップル">
            <text:p>パイナップル</text:p>
          </table:table-cell>
          <table:table-cell office:value-type="string" office:value="パイナップル">
            <text:p>パイナップル</text:p>
          </table:table-cell>
          <table:table-cell office:value-type="string" office:value="pineapple">
            <text:p>pineapp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パイナップルを切ってください。">
            <text:p>このパイナップルを切ってください。</text:p>
          </table:table-cell>
          <table:table-cell office:value-type="string" office:value="この パイナップル を きって ください。">
            <text:p>この パイナップル を きって ください。</text:p>
          </table:table-cell>
          <table:table-cell office:value-type="string" office:value="Please cut up this pineapple.">
            <text:p>Please cut up this pineap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ほうれん草">
            <text:p>ほうれん草</text:p>
          </table:table-cell>
          <table:table-cell office:value-type="string" office:value="ほうれんそう">
            <text:p>ほうれんそう</text:p>
          </table:table-cell>
          <table:table-cell office:value-type="string" office:value="spinach">
            <text:p>spinac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ほうれん草はビタミンが豊富です。">
            <text:p>ほうれん草はビタミンが豊富です。</text:p>
          </table:table-cell>
          <table:table-cell office:value-type="string" office:value="ほうれんそう は ビタミン が ほうふ です。">
            <text:p>ほうれんそう は ビタミン が ほうふ です。</text:p>
          </table:table-cell>
          <table:table-cell office:value-type="string" office:value="Spinach is rich in vitamins.">
            <text:p>Spinach is rich in vitami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マヨネーズ">
            <text:p>マヨネーズ</text:p>
          </table:table-cell>
          <table:table-cell office:value-type="string" office:value="マヨネーズ">
            <text:p>マヨネーズ</text:p>
          </table:table-cell>
          <table:table-cell office:value-type="string" office:value="mayonnaise">
            <text:p>mayonnai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サラダにマヨネーズをかけたの。">
            <text:p>サラダにマヨネーズをかけたの。</text:p>
          </table:table-cell>
          <table:table-cell office:value-type="string" office:value="サラダ に マヨネーズ を かけた の。">
            <text:p>サラダ に マヨネーズ を かけた の。</text:p>
          </table:table-cell>
          <table:table-cell office:value-type="string" office:value="I put mayonnaise on the salad.">
            <text:p>I put mayonnaise on the sal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玉ねぎ">
            <text:p>玉ねぎ</text:p>
          </table:table-cell>
          <table:table-cell office:value-type="string" office:value="たまねぎ">
            <text:p>たまねぎ</text:p>
          </table:table-cell>
          <table:table-cell office:value-type="string" office:value="onion">
            <text:p>on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玉ねぎが嫌いです。">
            <text:p>私は玉ねぎが嫌いです。</text:p>
          </table:table-cell>
          <table:table-cell office:value-type="string" office:value="わたし は たまねぎ が きらい です。">
            <text:p>わたし は たまねぎ が きらい です。</text:p>
          </table:table-cell>
          <table:table-cell office:value-type="string" office:value="I hate onions.">
            <text:p>I hate oni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焼き肉">
            <text:p>焼き肉</text:p>
          </table:table-cell>
          <table:table-cell office:value-type="string" office:value="やきにく">
            <text:p>やきにく</text:p>
          </table:table-cell>
          <table:table-cell office:value-type="string" office:value="grilled meat, barbecued meat">
            <text:p>grilled meat, barbecued mea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焼き肉が大好きです。">
            <text:p>彼は焼き肉が大好きです。</text:p>
          </table:table-cell>
          <table:table-cell office:value-type="string" office:value="かれ は やきにく が だいすき です。">
            <text:p>かれ は やきにく が だいすき です。</text:p>
          </table:table-cell>
          <table:table-cell office:value-type="string" office:value="He loves barbecues.">
            <text:p>He loves barbecu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目薬">
            <text:p>目薬</text:p>
          </table:table-cell>
          <table:table-cell office:value-type="string" office:value="めぐすり">
            <text:p>めぐすり</text:p>
          </table:table-cell>
          <table:table-cell office:value-type="string" office:value="eye drops">
            <text:p>eye drop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目が疲れたので目薬をさしたよ。">
            <text:p>目が疲れたので目薬をさしたよ。</text:p>
          </table:table-cell>
          <table:table-cell office:value-type="string" office:value="め が つかれた ので めぐすり を さした よ。">
            <text:p>め が つかれた ので めぐすり を さした よ。</text:p>
          </table:table-cell>
          <table:table-cell office:value-type="string" office:value="My eyes were tired, so I put in some eye drops.">
            <text:p>My eyes were tired, so I put in some eye drop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寝過ごす">
            <text:p>寝過ごす</text:p>
          </table:table-cell>
          <table:table-cell office:value-type="string" office:value="ねすごす">
            <text:p>ねすごす</text:p>
          </table:table-cell>
          <table:table-cell office:value-type="string" office:value="oversleep">
            <text:p>overslee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うっかり寝過ごしてしまったんだ。">
            <text:p>うっかり寝過ごしてしまったんだ。</text:p>
          </table:table-cell>
          <table:table-cell office:value-type="string" office:value="うっかり ねすごして しまった ん だ。">
            <text:p>うっかり ねすごして しまった ん だ。</text:p>
          </table:table-cell>
          <table:table-cell office:value-type="string" office:value="I accidentally overslept.">
            <text:p>I accidentally overslep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国際的">
            <text:p>国際的</text:p>
          </table:table-cell>
          <table:table-cell office:value-type="string" office:value="こくさいてき">
            <text:p>こくさいてき</text:p>
          </table:table-cell>
          <table:table-cell office:value-type="string" office:value="international">
            <text:p>internation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国際的に有名な歌手です。">
            <text:p>彼女は国際的に有名な歌手です。</text:p>
          </table:table-cell>
          <table:table-cell office:value-type="string" office:value="かのじょ は こくさいてき に ゆうめいな かしゅ です。">
            <text:p>かのじょ は こくさいてき に ゆうめいな かしゅ です。</text:p>
          </table:table-cell>
          <table:table-cell office:value-type="string" office:value="She is an internationally famous singer.">
            <text:p>She is an internationally famous sing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国際化">
            <text:p>国際化</text:p>
          </table:table-cell>
          <table:table-cell office:value-type="string" office:value="こくさいか">
            <text:p>こくさいか</text:p>
          </table:table-cell>
          <table:table-cell office:value-type="string" office:value="internationalization">
            <text:p>internationaliz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大学も国際化してきたな。">
            <text:p>この大学も国際化してきたな。</text:p>
          </table:table-cell>
          <table:table-cell office:value-type="string" office:value="この だいがく も こくさいか して きた な。">
            <text:p>この だいがく も こくさいか して きた な。</text:p>
          </table:table-cell>
          <table:table-cell office:value-type="string" office:value="This university has become internationalized.">
            <text:p>This university has become internationaliz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区役所">
            <text:p>区役所</text:p>
          </table:table-cell>
          <table:table-cell office:value-type="string" office:value="くやくしょ">
            <text:p>くやくしょ</text:p>
          </table:table-cell>
          <table:table-cell office:value-type="string" office:value="ward office">
            <text:p>ward offi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区役所に書類を届けてください。">
            <text:p>区役所に書類を届けてください。</text:p>
          </table:table-cell>
          <table:table-cell office:value-type="string" office:value="くやくしょ に しょるい を とどけて ください。">
            <text:p>くやくしょ に しょるい を とどけて ください。</text:p>
          </table:table-cell>
          <table:table-cell office:value-type="string" office:value="Please deliver the document to the ward office.">
            <text:p>Please deliver the document to the ward off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和室">
            <text:p>和室</text:p>
          </table:table-cell>
          <table:table-cell office:value-type="string" office:value="わしつ">
            <text:p>わしつ</text:p>
          </table:table-cell>
          <table:table-cell office:value-type="string" office:value="Japanese-style room">
            <text:p>Japanese-style roo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和室の天井は低いね。">
            <text:p>この和室の天井は低いね。</text:p>
          </table:table-cell>
          <table:table-cell office:value-type="string" office:value="この わしつ の てんじょう は ひくい ね。">
            <text:p>この わしつ の てんじょう は ひくい ね。</text:p>
          </table:table-cell>
          <table:table-cell office:value-type="string" office:value="The ceiling in this Japanese-style room is low.">
            <text:p>The ceiling in this Japanese-style room is l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本格的">
            <text:p>本格的</text:p>
          </table:table-cell>
          <table:table-cell office:value-type="string" office:value="ほんかくてき">
            <text:p>ほんかくてき</text:p>
          </table:table-cell>
          <table:table-cell office:value-type="string" office:value="authentic, serious">
            <text:p>authentic, serious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絵を本格的に勉強しているんだ。">
            <text:p>彼は絵を本格的に勉強しているんだ。</text:p>
          </table:table-cell>
          <table:table-cell office:value-type="string" office:value="かれ は え を ほんかくてき に べんきょう して いる ん だ。">
            <text:p>かれ は え を ほんかくてき に べんきょう して いる ん だ。</text:p>
          </table:table-cell>
          <table:table-cell office:value-type="string" office:value="He's studying painting seriously.">
            <text:p>He's studying painting serious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高速道路">
            <text:p>高速道路</text:p>
          </table:table-cell>
          <table:table-cell office:value-type="string" office:value="こうそくどうろ">
            <text:p>こうそくどうろ</text:p>
          </table:table-cell>
          <table:table-cell office:value-type="string" office:value="freeway, expressway">
            <text:p>freeway, expressw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高速道路は混んでたよ。">
            <text:p>高速道路は混んでたよ。</text:p>
          </table:table-cell>
          <table:table-cell office:value-type="string" office:value="こうそくどうろ は こんで た よ。">
            <text:p>こうそくどうろ は こんで た よ。</text:p>
          </table:table-cell>
          <table:table-cell office:value-type="string" office:value="There was a lot of traffic on the expressway.">
            <text:p>There was a lot of traffic on the expressw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とりあえず">
            <text:p>とりあえず</text:p>
          </table:table-cell>
          <table:table-cell office:value-type="string" office:value="とりあえず">
            <text:p>とりあえず</text:p>
          </table:table-cell>
          <table:table-cell office:value-type="string" office:value="for now, for the time being">
            <text:p>for now, for the time being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とりあえずお知らせしておきます。">
            <text:p>とりあえずお知らせしておきます。</text:p>
          </table:table-cell>
          <table:table-cell office:value-type="string" office:value="とりあえず おしらせ して おきます。">
            <text:p>とりあえず おしらせ して おきます。</text:p>
          </table:table-cell>
          <table:table-cell office:value-type="string" office:value="Here's my report for now.">
            <text:p>Here's my report for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先に">
            <text:p>先に</text:p>
          </table:table-cell>
          <table:table-cell office:value-type="string" office:value="さきに">
            <text:p>さきに</text:p>
          </table:table-cell>
          <table:table-cell office:value-type="string" office:value="before, ahead">
            <text:p>before, ahead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では、私たちは先に出発します。">
            <text:p>では、私たちは先に出発します。</text:p>
          </table:table-cell>
          <table:table-cell office:value-type="string" office:value="では、わたし たち は さき に しゅっぱつ します。">
            <text:p>では、わたし たち は さき に しゅっぱつ します。</text:p>
          </table:table-cell>
          <table:table-cell office:value-type="string" office:value="We will leave before you then.">
            <text:p>We will leave before you th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ぎりぎり">
            <text:p>ぎりぎり</text:p>
          </table:table-cell>
          <table:table-cell office:value-type="string" office:value="ぎりぎり">
            <text:p>ぎりぎり</text:p>
          </table:table-cell>
          <table:table-cell office:value-type="string" office:value="just in time, barely">
            <text:p>just in time, bare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会社の始業時間にぎりぎりで間に合ったよ。">
            <text:p>会社の始業時間にぎりぎりで間に合ったよ。</text:p>
          </table:table-cell>
          <table:table-cell office:value-type="string" office:value="かいしゃ の しぎょう じかん に ぎりぎり で まにあった よ。">
            <text:p>かいしゃ の しぎょう じかん に ぎりぎり で まにあった よ。</text:p>
          </table:table-cell>
          <table:table-cell office:value-type="string" office:value="I made it just in time for the start of work.">
            <text:p>I made it just in time for the start of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慌ただしい">
            <text:p>慌ただしい</text:p>
          </table:table-cell>
          <table:table-cell office:value-type="string" office:value="あわただしい">
            <text:p>あわただしい</text:p>
          </table:table-cell>
          <table:table-cell office:value-type="string" office:value="busy and hurried">
            <text:p>busy and hurried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今日は慌ただしい一日でした。">
            <text:p>今日は慌ただしい一日でした。</text:p>
          </table:table-cell>
          <table:table-cell office:value-type="string" office:value="きょう は あわただしい いちにち でした。">
            <text:p>きょう は あわただしい いちにち でした。</text:p>
          </table:table-cell>
          <table:table-cell office:value-type="string" office:value="It was a busy day today.">
            <text:p>It was a busy day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今ごろ">
            <text:p>今ごろ</text:p>
          </table:table-cell>
          <table:table-cell office:value-type="string" office:value="いまごろ">
            <text:p>いまごろ</text:p>
          </table:table-cell>
          <table:table-cell office:value-type="string" office:value="by now, at this time">
            <text:p>by now, at this ti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頃そんなこと言わないで。">
            <text:p>今頃そんなこと言わないで。</text:p>
          </table:table-cell>
          <table:table-cell office:value-type="string" office:value="いま ごろ そんな こと いわない で。">
            <text:p>いま ごろ そんな こと いわない で。</text:p>
          </table:table-cell>
          <table:table-cell office:value-type="string" office:value="Don't say such a thing now.">
            <text:p>Don't say such a thing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くっつく">
            <text:p>くっつく</text:p>
          </table:table-cell>
          <table:table-cell office:value-type="string" office:value="くっつく">
            <text:p>くっつく</text:p>
          </table:table-cell>
          <table:table-cell office:value-type="string" office:value="stick, be attached">
            <text:p>stick, be attach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靴の底にガムがくっついてしまった。">
            <text:p>靴の底にガムがくっついてしまった。</text:p>
          </table:table-cell>
          <table:table-cell office:value-type="string" office:value="くつ の そこ に ガム が くっついてしまった 。">
            <text:p>くつ の そこ に ガム が くっついてしまった 。</text:p>
          </table:table-cell>
          <table:table-cell office:value-type="string" office:value="Chewing gum got stuck to the sole of my shoe.">
            <text:p>Chewing gum got stuck to the sole of my sho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北風">
            <text:p>北風</text:p>
          </table:table-cell>
          <table:table-cell office:value-type="string" office:value="きたかぜ">
            <text:p>きたかぜ</text:p>
          </table:table-cell>
          <table:table-cell office:value-type="string" office:value="north wind">
            <text:p>north wi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北風が冷たいです。">
            <text:p>北風が冷たいです。</text:p>
          </table:table-cell>
          <table:table-cell office:value-type="string" office:value="きたかぜ が つめたい です。">
            <text:p>きたかぜ が つめたい です。</text:p>
          </table:table-cell>
          <table:table-cell office:value-type="string" office:value="The north wind is cold.">
            <text:p>The north wind is co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海老">
            <text:p>海老</text:p>
          </table:table-cell>
          <table:table-cell office:value-type="string" office:value="えび">
            <text:p>えび</text:p>
          </table:table-cell>
          <table:table-cell office:value-type="string" office:value="shrimp">
            <text:p>shrim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海老の天ぷらは私の好物です。">
            <text:p>海老の天ぷらは私の好物です。</text:p>
          </table:table-cell>
          <table:table-cell office:value-type="string" office:value="えび の てんぷら は わたし の こうぶつ です。">
            <text:p>えび の てんぷら は わたし の こうぶつ です。</text:p>
          </table:table-cell>
          <table:table-cell office:value-type="string" office:value="Shrimp tempura is my favorite dish.">
            <text:p>Shrimp tempura is my favorite dis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思い切って">
            <text:p>思い切って</text:p>
          </table:table-cell>
          <table:table-cell office:value-type="string" office:value="おもいきって">
            <text:p>おもいきって</text:p>
          </table:table-cell>
          <table:table-cell office:value-type="string" office:value="daringly, taking the plunge">
            <text:p>daringly, taking the plung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思い切って彼に相談します。">
            <text:p>思い切って彼に相談します。</text:p>
          </table:table-cell>
          <table:table-cell office:value-type="string" office:value="おもいきって かれ に そうだん します。">
            <text:p>おもいきって かれ に そうだん します。</text:p>
          </table:table-cell>
          <table:table-cell office:value-type="string" office:value="I'll take the plunge and ask him for advice.">
            <text:p>I'll take the plunge and ask him for adv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はっと">
            <text:p>はっと</text:p>
          </table:table-cell>
          <table:table-cell office:value-type="string" office:value="はっと">
            <text:p>はっと</text:p>
          </table:table-cell>
          <table:table-cell office:value-type="string" office:value="taken aback, startled">
            <text:p>taken aback, startled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女の美しさにはっとしたよ。">
            <text:p>彼女の美しさにはっとしたよ。</text:p>
          </table:table-cell>
          <table:table-cell office:value-type="string" office:value="かのじょ の うつくしさ に はっと した よ。">
            <text:p>かのじょ の うつくしさ に はっと した よ。</text:p>
          </table:table-cell>
          <table:table-cell office:value-type="string" office:value="I was startled by her beauty.">
            <text:p>I was startled by her beau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宛先">
            <text:p>宛先</text:p>
          </table:table-cell>
          <table:table-cell office:value-type="string" office:value="あてさき">
            <text:p>あてさき</text:p>
          </table:table-cell>
          <table:table-cell office:value-type="string" office:value="recipient's address">
            <text:p>recipient's addr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宛先不明で手紙が戻ってきたの。">
            <text:p>宛先不明で手紙が戻ってきたの。</text:p>
          </table:table-cell>
          <table:table-cell office:value-type="string" office:value="あてさき ふめい で てがみ が もどって きた の。">
            <text:p>あてさき ふめい で てがみ が もどって きた の。</text:p>
          </table:table-cell>
          <table:table-cell office:value-type="string" office:value="The letter was returned as the recipient's address was unknown.">
            <text:p>The letter was returned as the recipient's address was unkn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ばらばら">
            <text:p>ばらばら</text:p>
          </table:table-cell>
          <table:table-cell office:value-type="string" office:value="ばらばら">
            <text:p>ばらばら</text:p>
          </table:table-cell>
          <table:table-cell office:value-type="string" office:value="separately, discretely">
            <text:p>separately, discrete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生徒たちはばらばらに帰宅したね。">
            <text:p>生徒たちはばらばらに帰宅したね。</text:p>
          </table:table-cell>
          <table:table-cell office:value-type="string" office:value="せいと たち は ばらばら に きたく した ね。">
            <text:p>せいと たち は ばらばら に きたく した ね。</text:p>
          </table:table-cell>
          <table:table-cell office:value-type="string" office:value="Students went home separately.">
            <text:p>Students went home separat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乗車券">
            <text:p>乗車券</text:p>
          </table:table-cell>
          <table:table-cell office:value-type="string" office:value="じょうしゃけん">
            <text:p>じょうしゃけん</text:p>
          </table:table-cell>
          <table:table-cell office:value-type="string" office:value="train ticket, bus ticket">
            <text:p>train ticket, bus tick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乗車券は無くさないように。">
            <text:p>乗車券は無くさないように。</text:p>
          </table:table-cell>
          <table:table-cell office:value-type="string" office:value="じょうしゃけん は なくさない ように。">
            <text:p>じょうしゃけん は なくさない ように。</text:p>
          </table:table-cell>
          <table:table-cell office:value-type="string" office:value="Do not lose your ticket.">
            <text:p>Do not lose your tick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ぶるぶる">
            <text:p>ぶるぶる</text:p>
          </table:table-cell>
          <table:table-cell office:value-type="string" office:value="ぶるぶる">
            <text:p>ぶるぶる</text:p>
          </table:table-cell>
          <table:table-cell office:value-type="string" office:value="shivering, trembling">
            <text:p>shivering, trembling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ぶるぶる震えていたよ。">
            <text:p>彼はぶるぶる震えていたよ。</text:p>
          </table:table-cell>
          <table:table-cell office:value-type="string" office:value="かれ は ぶるぶる ふるえて いた よ。">
            <text:p>かれ は ぶるぶる ふるえて いた よ。</text:p>
          </table:table-cell>
          <table:table-cell office:value-type="string" office:value="He was shivering.">
            <text:p>He was shiver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すらすら">
            <text:p>すらすら</text:p>
          </table:table-cell>
          <table:table-cell office:value-type="string" office:value="すらすら">
            <text:p>すらすら</text:p>
          </table:table-cell>
          <table:table-cell office:value-type="string" office:value="smoothly, easily">
            <text:p>smoothly, easi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その小学生は難しい本をすらすら読んだの。">
            <text:p>その小学生は難しい本をすらすら読んだの。</text:p>
          </table:table-cell>
          <table:table-cell office:value-type="string" office:value="その しょうがくせい は むずかしい ほん を すらすら よんだ の。">
            <text:p>その しょうがくせい は むずかしい ほん を すらすら よんだ の。</text:p>
          </table:table-cell>
          <table:table-cell office:value-type="string" office:value="The elementary school student read a difficult book easily.">
            <text:p>The elementary school student read a difficult book easi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終電">
            <text:p>終電</text:p>
          </table:table-cell>
          <table:table-cell office:value-type="string" office:value="しゅうでん">
            <text:p>しゅうでん</text:p>
          </table:table-cell>
          <table:table-cell office:value-type="string" office:value="last train">
            <text:p>last tra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終電にやっと間に合った。">
            <text:p>終電にやっと間に合った。</text:p>
          </table:table-cell>
          <table:table-cell office:value-type="string" office:value="しゅうでん に やっと まにあった。">
            <text:p>しゅうでん に やっと まにあった。</text:p>
          </table:table-cell>
          <table:table-cell office:value-type="string" office:value="I was just in time for the last train.">
            <text:p>I was just in time for the last tr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ずるい">
            <text:p>ずるい</text:p>
          </table:table-cell>
          <table:table-cell office:value-type="string" office:value="ずるい">
            <text:p>ずるい</text:p>
          </table:table-cell>
          <table:table-cell office:value-type="string" office:value="cunning, sneaky">
            <text:p>cunning, sneaky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あなたのやり方はずるい。">
            <text:p>あなたのやり方はずるい。</text:p>
          </table:table-cell>
          <table:table-cell office:value-type="string" office:value="あなた の やりかた は ずるい。">
            <text:p>あなた の やりかた は ずるい。</text:p>
          </table:table-cell>
          <table:table-cell office:value-type="string" office:value="Your method is cunning.">
            <text:p>Your method is cun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すやすや">
            <text:p>すやすや</text:p>
          </table:table-cell>
          <table:table-cell office:value-type="string" office:value="すやすや">
            <text:p>すやすや</text:p>
          </table:table-cell>
          <table:table-cell office:value-type="string" office:value="(sleep) peacefully, soundly">
            <text:p>(sleep) peacefully, sound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子供がすやすや眠っているね。">
            <text:p>子供がすやすや眠っているね。</text:p>
          </table:table-cell>
          <table:table-cell office:value-type="string" office:value="こども が すやすや ねむって いる ね。">
            <text:p>こども が すやすや ねむって いる ね。</text:p>
          </table:table-cell>
          <table:table-cell office:value-type="string" office:value="The child is sleeping soundly.">
            <text:p>The child is sleeping sound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がたがた">
            <text:p>がたがた</text:p>
          </table:table-cell>
          <table:table-cell office:value-type="string" office:value="がたがた">
            <text:p>がたがた</text:p>
          </table:table-cell>
          <table:table-cell office:value-type="string" office:value="with a rattling noise, unstable">
            <text:p>with a rattling noise, unstabl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この椅子はがたがたしているね。">
            <text:p>この椅子はがたがたしているね。</text:p>
          </table:table-cell>
          <table:table-cell office:value-type="string" office:value="この いす は がたがた して いる ね。">
            <text:p>この いす は がたがた して いる ね。</text:p>
          </table:table-cell>
          <table:table-cell office:value-type="string" office:value="This chair is unstable.">
            <text:p>This chair is unsta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非常口">
            <text:p>非常口</text:p>
          </table:table-cell>
          <table:table-cell office:value-type="string" office:value="ひじょうぐち">
            <text:p>ひじょうぐち</text:p>
          </table:table-cell>
          <table:table-cell office:value-type="string" office:value="emergency exit">
            <text:p>emergency exi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ビルの非常口を確認したの。">
            <text:p>ビルの非常口を確認したの。</text:p>
          </table:table-cell>
          <table:table-cell office:value-type="string" office:value="ビル の ひじょうぐち を かくにん した の。">
            <text:p>ビル の ひじょうぐち を かくにん した の。</text:p>
          </table:table-cell>
          <table:table-cell office:value-type="string" office:value="I checked the building's emergency exit.">
            <text:p>I checked the building's emergency ex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ざらざら">
            <text:p>ざらざら</text:p>
          </table:table-cell>
          <table:table-cell office:value-type="string" office:value="ざらざら">
            <text:p>ざらざら</text:p>
          </table:table-cell>
          <table:table-cell office:value-type="string" office:value="rough, gritty">
            <text:p>rough, gritt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砂ぼこりで机がざらざらしているね。">
            <text:p>砂ぼこりで机がざらざらしているね。</text:p>
          </table:table-cell>
          <table:table-cell office:value-type="string" office:value="すなぼこり で つくえ が ざらざら して いる ね。">
            <text:p>すなぼこり で つくえ が ざらざら して いる ね。</text:p>
          </table:table-cell>
          <table:table-cell office:value-type="string" office:value="The top of the desk is gritty with sandy dust.">
            <text:p>The top of the desk is gritty with sandy du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ぬるぬる">
            <text:p>ぬるぬる</text:p>
          </table:table-cell>
          <table:table-cell office:value-type="string" office:value="ぬるぬる">
            <text:p>ぬるぬる</text:p>
          </table:table-cell>
          <table:table-cell office:value-type="string" office:value="slimy">
            <text:p>slim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うなぎはぬるぬるしていますね。">
            <text:p>うなぎはぬるぬるしていますね。</text:p>
          </table:table-cell>
          <table:table-cell office:value-type="string" office:value="うなぎ は ぬるぬる して います ね。">
            <text:p>うなぎ は ぬるぬる して います ね。</text:p>
          </table:table-cell>
          <table:table-cell office:value-type="string" office:value="Eels are slimy.">
            <text:p>Eels are slim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女らしい">
            <text:p>女らしい</text:p>
          </table:table-cell>
          <table:table-cell office:value-type="string" office:value="おんならしい">
            <text:p>おんならしい</text:p>
          </table:table-cell>
          <table:table-cell office:value-type="string" office:value="womanly, feminine">
            <text:p>womanly, feminine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女は女らしい。">
            <text:p>彼女は女らしい。</text:p>
          </table:table-cell>
          <table:table-cell office:value-type="string" office:value="かのじょ は おんな らしい。">
            <text:p>かのじょ は おんな らしい。</text:p>
          </table:table-cell>
          <table:table-cell office:value-type="string" office:value="She's feminine.">
            <text:p>She's femin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急用">
            <text:p>急用</text:p>
          </table:table-cell>
          <table:table-cell office:value-type="string" office:value="きゅうよう">
            <text:p>きゅうよう</text:p>
          </table:table-cell>
          <table:table-cell office:value-type="string" office:value="urgent business">
            <text:p>urgent busi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急用で帰りました。">
            <text:p>彼は急用で帰りました。</text:p>
          </table:table-cell>
          <table:table-cell office:value-type="string" office:value="かれ は きゅうよう で かえりました。">
            <text:p>かれ は きゅうよう で かえりました。</text:p>
          </table:table-cell>
          <table:table-cell office:value-type="string" office:value="He went home on urgent business.">
            <text:p>He went home on urgent busin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きょろきょろ">
            <text:p>きょろきょろ</text:p>
          </table:table-cell>
          <table:table-cell office:value-type="string" office:value="きょろきょろ">
            <text:p>きょろきょろ</text:p>
          </table:table-cell>
          <table:table-cell office:value-type="string" office:value="look around">
            <text:p>look around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会場で子供がきょろきょろしているわよ。">
            <text:p>会場で子供がきょろきょろしているわよ。</text:p>
          </table:table-cell>
          <table:table-cell office:value-type="string" office:value="かいじょう で こども が きょろきょろ して いる わ よ。">
            <text:p>かいじょう で こども が きょろきょろ して いる わ よ。</text:p>
          </table:table-cell>
          <table:table-cell office:value-type="string" office:value="The child is staring about the hall.">
            <text:p>The child is staring about the ha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ぐずぐず">
            <text:p>ぐずぐず</text:p>
          </table:table-cell>
          <table:table-cell office:value-type="string" office:value="ぐずぐず">
            <text:p>ぐずぐず</text:p>
          </table:table-cell>
          <table:table-cell office:value-type="string" office:value="slowly, tardily">
            <text:p>slowly, tardi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ぐずぐずしていると電車に乗り遅れますよ。">
            <text:p>ぐずぐずしていると電車に乗り遅れますよ。</text:p>
          </table:table-cell>
          <table:table-cell office:value-type="string" office:value="ぐずぐず して いる と でんしゃ に のりおくれます よ。">
            <text:p>ぐずぐず して いる と でんしゃ に のりおくれます よ。</text:p>
          </table:table-cell>
          <table:table-cell office:value-type="string" office:value="If you are tardy, you’ll miss the train.">
            <text:p>If you are tardy, you’ll miss the tr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ぽかぽか">
            <text:p>ぽかぽか</text:p>
          </table:table-cell>
          <table:table-cell office:value-type="string" office:value="ぽかぽか">
            <text:p>ぽかぽか</text:p>
          </table:table-cell>
          <table:table-cell office:value-type="string" office:value="pleasantly warm">
            <text:p>pleasantly warm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今日はぽかぽか暖かい日です。">
            <text:p>今日はぽかぽか暖かい日です。</text:p>
          </table:table-cell>
          <table:table-cell office:value-type="string" office:value="きょう は ぽかぽか あたたかい ひ です。">
            <text:p>きょう は ぽかぽか あたたかい ひ です。</text:p>
          </table:table-cell>
          <table:table-cell office:value-type="string" office:value="It's a lovely warm day today.">
            <text:p>It's a lovely warm day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洗い物">
            <text:p>洗い物</text:p>
          </table:table-cell>
          <table:table-cell office:value-type="string" office:value="あらいもの">
            <text:p>あらいもの</text:p>
          </table:table-cell>
          <table:table-cell office:value-type="string" office:value="dishes to be washed">
            <text:p>dishes to be washe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母は台所で洗い物をしています。">
            <text:p>母は台所で洗い物をしています。</text:p>
          </table:table-cell>
          <table:table-cell office:value-type="string" office:value="はは は だいどころ で あらいもの を して います。">
            <text:p>はは は だいどころ で あらいもの を して います。</text:p>
          </table:table-cell>
          <table:table-cell office:value-type="string" office:value="Mother is doing the dishes in the kitchen.">
            <text:p>Mother is doing the dishes in the kitch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かっと">
            <text:p>かっと</text:p>
          </table:table-cell>
          <table:table-cell office:value-type="string" office:value="かっと">
            <text:p>かっと</text:p>
          </table:table-cell>
          <table:table-cell office:value-type="string" office:value="in a temper, in a rage">
            <text:p>in a temper, in a rag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かっとなって余計なことを言ってしまったな。">
            <text:p>かっとなって余計なことを言ってしまったな。</text:p>
          </table:table-cell>
          <table:table-cell office:value-type="string" office:value="かっと なって よけいな こと を いって しまった な。">
            <text:p>かっと なって よけいな こと を いって しまった な。</text:p>
          </table:table-cell>
          <table:table-cell office:value-type="string" office:value="I lost my temper and said things I shouldn't have.">
            <text:p>I lost my temper and said things I shouldn't ha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どきっと">
            <text:p>どきっと</text:p>
          </table:table-cell>
          <table:table-cell office:value-type="string" office:value="どきっと">
            <text:p>どきっと</text:p>
          </table:table-cell>
          <table:table-cell office:value-type="string" office:value="surprised, shocked">
            <text:p>surprised, shocked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突然の質問にどきっとしたよ。">
            <text:p>突然の質問にどきっとしたよ。</text:p>
          </table:table-cell>
          <table:table-cell office:value-type="string" office:value="とつぜん の しつもん に どきっと した よ。">
            <text:p>とつぜん の しつもん に どきっと した よ。</text:p>
          </table:table-cell>
          <table:table-cell office:value-type="string" office:value="I was surprised by the sudden question.">
            <text:p>I was surprised by the sudden ques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乗り遅れる">
            <text:p>乗り遅れる</text:p>
          </table:table-cell>
          <table:table-cell office:value-type="string" office:value="のりおくれる">
            <text:p>のりおくれる</text:p>
          </table:table-cell>
          <table:table-cell office:value-type="string" office:value="miss (a train, bus, etc.)">
            <text:p>miss (a train, bus, etc.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寝坊して新幹線に乗り遅れたよ。">
            <text:p>寝坊して新幹線に乗り遅れたよ。</text:p>
          </table:table-cell>
          <table:table-cell office:value-type="string" office:value="ねぼう して しんかんせん に のりおくれた よ。">
            <text:p>ねぼう して しんかんせん に のりおくれた よ。</text:p>
          </table:table-cell>
          <table:table-cell office:value-type="string" office:value="I overslept and missed the Shinkansen.">
            <text:p>I overslept and missed the Shinkans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くたくた">
            <text:p>くたくた</text:p>
          </table:table-cell>
          <table:table-cell office:value-type="string" office:value="くたくた">
            <text:p>くたくた</text:p>
          </table:table-cell>
          <table:table-cell office:value-type="string" office:value="exhausted">
            <text:p>exhaust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今日はたくさん歩いてくたくたです。">
            <text:p>今日はたくさん歩いてくたくたです。</text:p>
          </table:table-cell>
          <table:table-cell office:value-type="string" office:value="きょう は たくさん あるいて くたくた です。">
            <text:p>きょう は たくさん あるいて くたくた です。</text:p>
          </table:table-cell>
          <table:table-cell office:value-type="string" office:value="I am exhausted because I walked so much today.">
            <text:p>I am exhausted because I walked so much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すべすべ">
            <text:p>すべすべ</text:p>
          </table:table-cell>
          <table:table-cell office:value-type="string" office:value="すべすべ">
            <text:p>すべすべ</text:p>
          </table:table-cell>
          <table:table-cell office:value-type="string" office:value="smooth, silky">
            <text:p>smooth, silk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の肌はすべすべしているね。">
            <text:p>彼女の肌はすべすべしているね。</text:p>
          </table:table-cell>
          <table:table-cell office:value-type="string" office:value="かのじょ の はだ は すべすべ して いる ね。">
            <text:p>かのじょ の はだ は すべすべ して いる ね。</text:p>
          </table:table-cell>
          <table:table-cell office:value-type="string" office:value="Her skin is smooth.">
            <text:p>Her skin is smoo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にやにや">
            <text:p>にやにや</text:p>
          </table:table-cell>
          <table:table-cell office:value-type="string" office:value="にやにや">
            <text:p>にやにや</text:p>
          </table:table-cell>
          <table:table-cell office:value-type="string" office:value="grin to oneself">
            <text:p>grin to oneself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なぜか彼はにやにやしています。">
            <text:p>なぜか彼はにやにやしています。</text:p>
          </table:table-cell>
          <table:table-cell office:value-type="string" office:value="なぜ か かれ は にやにや して います。">
            <text:p>なぜ か かれ は にやにや して います。</text:p>
          </table:table-cell>
          <table:table-cell office:value-type="string" office:value="He's grinning for some reason.">
            <text:p>He's grinning for some rea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あだ名">
            <text:p>あだ名</text:p>
          </table:table-cell>
          <table:table-cell office:value-type="string" office:value="あだな">
            <text:p>あだな</text:p>
          </table:table-cell>
          <table:table-cell office:value-type="string" office:value="nickname">
            <text:p>nickna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あだ名は「りき」です。">
            <text:p>彼のあだ名は「りき」です。</text:p>
          </table:table-cell>
          <table:table-cell office:value-type="string" office:value="かれ の あだな は 「 りき 」 です。">
            <text:p>かれ の あだな は 「 りき 」 です。</text:p>
          </table:table-cell>
          <table:table-cell office:value-type="string" office:value="His nickname is &quot;Riki.&quot;">
            <text:p>His nickname is "Riki.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後片付け">
            <text:p>後片付け</text:p>
          </table:table-cell>
          <table:table-cell office:value-type="string" office:value="あとかたづけ">
            <text:p>あとかたづけ</text:p>
          </table:table-cell>
          <table:table-cell office:value-type="string" office:value="cleaning up">
            <text:p>cleaning u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食事の後片づけを手伝ったの。">
            <text:p>食事の後片づけを手伝ったの。</text:p>
          </table:table-cell>
          <table:table-cell office:value-type="string" office:value="しょくじ の あとかたづけ を てつだった の。">
            <text:p>しょくじ の あとかたづけ を てつだった の。</text:p>
          </table:table-cell>
          <table:table-cell office:value-type="string" office:value="I helped to clean up after the meal.">
            <text:p>I helped to clean up after the me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イカ">
            <text:p>イカ</text:p>
          </table:table-cell>
          <table:table-cell office:value-type="string" office:value="イカ">
            <text:p>イカ</text:p>
          </table:table-cell>
          <table:table-cell office:value-type="string" office:value="squid">
            <text:p>squi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イカの刺し身が大好きです。">
            <text:p>私はイカの刺し身が大好きです。</text:p>
          </table:table-cell>
          <table:table-cell office:value-type="string" office:value="わたし は イカ の さしみ が だいすき です。">
            <text:p>わたし は イカ の さしみ が だいすき です。</text:p>
          </table:table-cell>
          <table:table-cell office:value-type="string" office:value="I love squid sashimi.">
            <text:p>I love squid sashimi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可愛がる">
            <text:p>可愛がる</text:p>
          </table:table-cell>
          <table:table-cell office:value-type="string" office:value="かわいがる">
            <text:p>かわいがる</text:p>
          </table:table-cell>
          <table:table-cell office:value-type="string" office:value="love, cherish">
            <text:p>love, cheris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猫を可愛がっています。">
            <text:p>彼女は猫を可愛がっています。</text:p>
          </table:table-cell>
          <table:table-cell office:value-type="string" office:value="かのじょ は ねこ を かわいがって います。">
            <text:p>かのじょ は ねこ を かわいがって います。</text:p>
          </table:table-cell>
          <table:table-cell office:value-type="string" office:value="She cherishes her cat.">
            <text:p>She cherishes her c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うきうき">
            <text:p>うきうき</text:p>
          </table:table-cell>
          <table:table-cell office:value-type="string" office:value="うきうき">
            <text:p>うきうき</text:p>
          </table:table-cell>
          <table:table-cell office:value-type="string" office:value="excitedly">
            <text:p>excited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もうすぐ夏休みなのでうきうきしています。">
            <text:p>もうすぐ夏休みなのでうきうきしています。</text:p>
          </table:table-cell>
          <table:table-cell office:value-type="string" office:value="もうすぐ なつやすみ なので うきうき して います。">
            <text:p>もうすぐ なつやすみ なので うきうき して います。</text:p>
          </table:table-cell>
          <table:table-cell office:value-type="string" office:value="I'm excited because the summer vacation is just around the corner.">
            <text:p>I'm excited because the summer vacation is just around the corn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餃子">
            <text:p>餃子</text:p>
          </table:table-cell>
          <table:table-cell office:value-type="string" office:value="ぎょうざ">
            <text:p>ぎょうざ</text:p>
          </table:table-cell>
          <table:table-cell office:value-type="string" office:value="Chinese dumpling">
            <text:p>Chinese dumpl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の餃子は美味しいよ。">
            <text:p>ここの餃子は美味しいよ。</text:p>
          </table:table-cell>
          <table:table-cell office:value-type="string" office:value="ここ の ぎょうざ は おいしい よ 。">
            <text:p>ここ の ぎょうざ は おいしい よ 。</text:p>
          </table:table-cell>
          <table:table-cell office:value-type="string" office:value="The dumplings here are tasty.">
            <text:p>The dumplings here are tas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げらげら">
            <text:p>げらげら</text:p>
          </table:table-cell>
          <table:table-cell office:value-type="string" office:value="げらげら">
            <text:p>げらげら</text:p>
          </table:table-cell>
          <table:table-cell office:value-type="string" office:value="(laugh) out loud">
            <text:p>(laugh) out loud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女はいつまでもげらげら笑っていたな。">
            <text:p>彼女はいつまでもげらげら笑っていたな。</text:p>
          </table:table-cell>
          <table:table-cell office:value-type="string" office:value="かのじょ は いつ まで も げらげら わらって いた な。">
            <text:p>かのじょ は いつ まで も げらげら わらって いた な。</text:p>
          </table:table-cell>
          <table:table-cell office:value-type="string" office:value="She kept on laughing aloud.">
            <text:p>She kept on laughing alou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ごめん">
            <text:p>ごめん</text:p>
          </table:table-cell>
          <table:table-cell office:value-type="string" office:value="ごめん">
            <text:p>ごめん</text:p>
          </table:table-cell>
          <table:table-cell office:value-type="string" office:value="sorry">
            <text:p>sor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遅れてごめん。">
            <text:p>遅れてごめん。</text:p>
          </table:table-cell>
          <table:table-cell office:value-type="string" office:value="おくれて ごめん 。">
            <text:p>おくれて ごめん 。</text:p>
          </table:table-cell>
          <table:table-cell office:value-type="string" office:value="I am sorry I'm late.">
            <text:p>I am sorry I'm l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明々後日">
            <text:p>明々後日</text:p>
          </table:table-cell>
          <table:table-cell office:value-type="string" office:value="しあさって">
            <text:p>しあさって</text:p>
          </table:table-cell>
          <table:table-cell office:value-type="string" office:value="three days from today">
            <text:p>three days from tod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会議は明々後日に延期された。">
            <text:p>会議は明々後日に延期された。</text:p>
          </table:table-cell>
          <table:table-cell office:value-type="string" office:value="かいぎ は しあさって に えんき された。">
            <text:p>かいぎ は しあさって に えんき された。</text:p>
          </table:table-cell>
          <table:table-cell office:value-type="string" office:value="The meeting was postponed to three days from today.">
            <text:p>The meeting was postponed to three days from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削減">
            <text:p>削減</text:p>
          </table:table-cell>
          <table:table-cell office:value-type="string" office:value="さくげん">
            <text:p>さくげん</text:p>
          </table:table-cell>
          <table:table-cell office:value-type="string" office:value="cutdown, reduction">
            <text:p>cutdown, redu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福祉予算は削減されないことに決まったのよ。">
            <text:p>福祉予算は削減されないことに決まったのよ。</text:p>
          </table:table-cell>
          <table:table-cell office:value-type="string" office:value="ふくし よさん は さくげん されない こと に きまった の よ。">
            <text:p>ふくし よさん は さくげん されない こと に きまった の よ。</text:p>
          </table:table-cell>
          <table:table-cell office:value-type="string" office:value="They decided not to reduce the social welfare budget.">
            <text:p>They decided not to reduce the social welfare budg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削減">
            <text:p>削減</text:p>
          </table:table-cell>
          <table:table-cell office:value-type="string" office:value="さくげん">
            <text:p>さくげん</text:p>
          </table:table-cell>
          <table:table-cell office:value-type="string" office:value="cutdown, reduction">
            <text:p>cutdown, redu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福祉予算は削減されないことに決まったのよ。">
            <text:p>福祉予算は削減されないことに決まったのよ。</text:p>
          </table:table-cell>
          <table:table-cell office:value-type="string" office:value="ふくし よさん は さくげん されない こと に きまった の よ。">
            <text:p>ふくし よさん は さくげん されない こと に きまった の よ。</text:p>
          </table:table-cell>
          <table:table-cell office:value-type="string" office:value="They decided not to reduce the social welfare budget.">
            <text:p>They decided not to reduce the social welfare budg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